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2">
          <table:table-cell/>
          <table:table-cell table:style-name="Default" office:value-type="string">
            <text:p>Inche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 office:value-type="string">
            <text:p>Length</text:p>
          </table:table-cell>
          <table:table-cell table:style-name="Default" office:value-type="string">
            <text:p>Width</text:p>
          </table:table-cell>
          <table:table-cell table:style-name="Default" office:value-type="string">
            <text:p>Heigh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6575">
            <text:p>2.6575</text:p>
          </table:table-cell>
          <table:table-cell office:value-type="float" office:value="2.286">
            <text:p>2.2860</text:p>
          </table:table-cell>
          <table:table-cell office:value-type="float" office:value="1.502">
            <text:p>1.502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6545">
            <text:p>2.6545</text:p>
          </table:table-cell>
          <table:table-cell office:value-type="float" office:value="2.282">
            <text:p>2.2820</text:p>
          </table:table-cell>
          <table:table-cell office:value-type="float" office:value="1.502">
            <text:p>1.502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706">
            <text:p>2.7060</text:p>
          </table:table-cell>
          <table:table-cell office:value-type="float" office:value="2.282">
            <text:p>2.2820</text:p>
          </table:table-cell>
          <table:table-cell office:value-type="float" office:value="1.51">
            <text:p>1.510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7">
            <text:p>2.7000</text:p>
          </table:table-cell>
          <table:table-cell office:value-type="float" office:value="2.279">
            <text:p>2.2790</text:p>
          </table:table-cell>
          <table:table-cell office:value-type="float" office:value="1.515">
            <text:p>1.515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Default" office:value-type="string">
            <text:p>Centimeter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 office:value-type="string">
            <text:p>Length</text:p>
          </table:table-cell>
          <table:table-cell table:style-name="Default" office:value-type="string">
            <text:p>Width</text:p>
          </table:table-cell>
          <table:table-cell table:style-name="Default" office:value-type="string">
            <text:p>Height</text:p>
          </table:table-cell>
          <table:table-cell office:value-type="string">
            <text:p>Volume</text:p>
          </table:table-cell>
          <table:table-cell office:value-type="string">
            <text:p>Mass</text:p>
          </table:table-cell>
          <table:table-cell office:value-type="string">
            <text:p>Densit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B3]*2.54" office:value-type="float" office:value="6.75005">
            <text:p>6.7501</text:p>
          </table:table-cell>
          <table:table-cell table:formula="of:=[.C3]*2.54" office:value-type="float" office:value="5.80644">
            <text:p>5.8064</text:p>
          </table:table-cell>
          <table:table-cell table:formula="of:=[.D3]*2.54" office:value-type="float" office:value="3.81508">
            <text:p>3.8151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]*2.54" office:value-type="float" office:value="6.74243">
            <text:p>6.7424</text:p>
          </table:table-cell>
          <table:table-cell table:formula="of:=[.C4]*2.54" office:value-type="float" office:value="5.79628">
            <text:p>5.7963</text:p>
          </table:table-cell>
          <table:table-cell table:formula="of:=[.D4]*2.54" office:value-type="float" office:value="3.81508">
            <text:p>3.8151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B5]*2.54" office:value-type="float" office:value="6.87324">
            <text:p>6.8732</text:p>
          </table:table-cell>
          <table:table-cell table:formula="of:=[.C5]*2.54" office:value-type="float" office:value="5.79628">
            <text:p>5.7963</text:p>
          </table:table-cell>
          <table:table-cell table:formula="of:=[.D5]*2.54" office:value-type="float" office:value="3.8354">
            <text:p>3.8354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B6]*2.54" office:value-type="float" office:value="6.858">
            <text:p>6.8580</text:p>
          </table:table-cell>
          <table:table-cell table:formula="of:=[.C6]*2.54" office:value-type="float" office:value="5.78866">
            <text:p>5.7887</text:p>
          </table:table-cell>
          <table:table-cell table:formula="of:=[.D6]*2.54" office:value-type="float" office:value="3.8481">
            <text:p>3.8481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>
            <text:p>Mean</text:p>
          </table:table-cell>
          <table:table-cell table:formula="of:=AVERAGE([.B10:.B13])" office:value-type="float" office:value="6.80593">
            <text:p>6.8059</text:p>
          </table:table-cell>
          <table:table-cell table:formula="of:=AVERAGE([.C10:.C13])" office:value-type="float" office:value="5.796915">
            <text:p>5.7969</text:p>
          </table:table-cell>
          <table:table-cell table:formula="of:=AVERAGE([.D10:.D13])" office:value-type="float" office:value="3.828415">
            <text:p>3.8284</text:p>
          </table:table-cell>
          <table:table-cell table:style-name="ce1" table:formula="of:=[.B14]*[.C14]*[.D14]" office:value-type="float" office:value="151.043979578425">
            <text:p>151.0440</text:p>
          </table:table-cell>
          <table:table-cell office:value-type="float" office:value="155.3">
            <text:p>155.3</text:p>
          </table:table-cell>
          <table:table-cell table:formula="of:=[.F14]/[.E14]" office:value-type="float" office:value="1.02817735889543">
            <text:p>1.0281773589</text:p>
          </table:table-cell>
        </table:table-row>
        <table:table-row table:style-name="ro2">
          <table:table-cell office:value-type="string">
            <text:p>Std Err of Mean</text:p>
          </table:table-cell>
          <table:table-cell table:formula="of:=STDEV([.B10:.B13])" office:value-type="float" office:value="0.0692742025095439">
            <text:p>0.0693</text:p>
          </table:table-cell>
          <table:table-cell table:formula="of:=STDEV([.C10:.C13])" office:value-type="float" office:value="0.00729559456110334">
            <text:p>0.0073</text:p>
          </table:table-cell>
          <table:table-cell table:formula="of:=STDEV([.D10:.D13])" office:value-type="float" office:value="0.0162473987661617">
            <text:p>0.0162</text:p>
          </table:table-cell>
          <table:table-cell table:style-name="ce1" table:formula="of:=[.E14]*(([.B15]/[.B14])^2+([.C15]/[.C14])^2+([.D15]/[.D14])^2)^0.5" office:value-type="float" office:value="1.67649668964413">
            <text:p>1.6765</text:p>
          </table:table-cell>
          <table:table-cell office:value-type="float" office:value="0.1">
            <text:p>0.1</text:p>
          </table:table-cell>
          <table:table-cell table:formula="of:=[.G14]*(([.F15]/[.F14])^2+([.E15]/[.E14])^2)^0.5" office:value-type="float" office:value="0.0114313339940798">
            <text:p>0.011431334</text:p>
          </table:table-cell>
        </table:table-row>
        <table:table-row table:style-name="ro2">
          <table:table-cell office:value-type="string">
            <text:p>% error</text:p>
          </table:table-cell>
          <table:table-cell table:style-name="ce2" table:formula="of:=100*[.B15]/[.B14]" office:value-type="float" office:value="1.01785064656181">
            <text:p>1.02</text:p>
          </table:table-cell>
          <table:table-cell table:style-name="ce2" table:formula="of:=100*[.C15]/[.C14]" office:value-type="float" office:value="0.12585305392788">
            <text:p>0.13</text:p>
          </table:table-cell>
          <table:table-cell table:style-name="ce2" table:formula="of:=100*[.D15]/[.D14]" office:value-type="float" office:value="0.424389695635444">
            <text:p>0.42</text:p>
          </table:table-cell>
          <table:table-cell table:style-name="ce2" table:formula="of:=100*[.E15]/[.E14]" office:value-type="float" office:value="1.10993943242449">
            <text:p>1.11</text:p>
          </table:table-cell>
          <table:table-cell table:style-name="ce2" table:formula="of:=100*[.F15]/[.F14]" office:value-type="float" office:value="0.0643915003219575">
            <text:p>0.06</text:p>
          </table:table-cell>
          <table:table-cell table:style-name="ce2" table:formula="of:=100*[.G15]/[.G14]" office:value-type="float" office:value="1.1118056525151">
            <text:p>1.1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2-12-17T10:32:33</meta:creation-date>
    <dc:date>2012-12-17T17:57:43</dc:date>
    <dc:creator>tyler </dc:creator>
    <meta:editing-duration>PT11M23S</meta:editing-duration>
    <meta:editing-cycles>11</meta:editing-cycles>
    <meta:generator>LibreOffice/3.5$Linux_X86_64 LibreOffice_project/350m1$Build-2</meta:generator>
    <meta:document-statistic meta:table-count="3" meta:cell-count="64" meta:object-count="0"/>
  </office:meta>
</office:document-meta>
</file>